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1">
      <style:table-cell-properties fo:background-color="#ffff00"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1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Double Crossover</text:p>
          </table:table-cell>
          <table:covered-table-cell table:number-columns-repeated="2" table:style-name="ce3"/>
          <table:table-cell table:style-name="ce1" table:number-columns-repeated="4"/>
        </table:table-row>
        <table:table-row table:style-name="ro1">
          <table:table-cell office:value-type="string" calcext:value-type="string">
            <text:p>NATOMS</text:p>
          </table:table-cell>
          <table:table-cell office:value-type="string" calcext:value-type="string">
            <text:p>Sucess 1%</text:p>
          </table:table-cell>
          <table:table-cell table:style-name="ce1" office:value-type="percentage" office:value="0.01" calcext:value-type="percentage">
            <text:p>1,00%</text:p>
          </table:table-cell>
          <table:table-cell table:style-name="ce1" office:value-type="string" calcext:value-type="string">
            <text:p>Success 5%</text:p>
          </table:table-cell>
          <table:table-cell table:style-name="ce1" office:value-type="percentage" office:value="0.05" calcext:value-type="percentage">
            <text:p>5,00%</text:p>
          </table:table-cell>
          <table:table-cell table:style-name="ce1" office:value-type="string" calcext:value-type="string">
            <text:p>Success 10%</text:p>
          </table:table-cell>
          <table:table-cell table:style-name="ce1" office:value-type="percentage" office:value="0.1" calcext:value-type="percentage">
            <text:p>10,00%</text:p>
          </table:table-cell>
          <table:table-cell table:style-name="ce1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25" calcext:value-type="float">
            <text:p>222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3265" calcext:value-type="float">
            <text:p>326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4515" calcext:value-type="float">
            <text:p>4515</text:p>
          </table:table-cell>
          <table:table-cell table:style-name="ce1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01" calcext:value-type="float">
            <text:p>2701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5204" calcext:value-type="float">
            <text:p>5204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8224" calcext:value-type="float">
            <text:p>8224</text:p>
          </table:table-cell>
          <table:table-cell table:style-name="ce1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77" calcext:value-type="float">
            <text:p>3377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7820" calcext:value-type="float">
            <text:p>7820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3116" calcext:value-type="float">
            <text:p>13116</text:p>
          </table:table-cell>
          <table:table-cell table:style-name="ce1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61" calcext:value-type="float">
            <text:p>3961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9904" calcext:value-type="float">
            <text:p>9904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7088" calcext:value-type="float">
            <text:p>17088</text:p>
          </table:table-cell>
          <table:table-cell table:style-name="ce1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2667" calcext:value-type="percentage">
            <text:p>26,67%</text:p>
          </table:table-cell>
          <table:table-cell office:value-type="float" office:value="4839" calcext:value-type="float">
            <text:p>4839</text:p>
          </table:table-cell>
          <table:table-cell table:style-name="ce1" office:value-type="percentage" office:value="0.8" calcext:value-type="percentage">
            <text:p>80,00%</text:p>
          </table:table-cell>
          <table:table-cell office:value-type="float" office:value="15316" calcext:value-type="float">
            <text:p>15316</text:p>
          </table:table-cell>
          <table:table-cell table:style-name="ce1" office:value-type="percentage" office:value="0.9667" calcext:value-type="percentage">
            <text:p>96,67%</text:p>
          </table:table-cell>
          <table:table-cell office:value-type="float" office:value="27030" calcext:value-type="float">
            <text:p>27030</text:p>
          </table:table-cell>
          <table:table-cell table:style-name="ce1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141" calcext:value-type="float">
            <text:p>5141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3268" calcext:value-type="float">
            <text:p>13268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4560" calcext:value-type="float">
            <text:p>24560</text:p>
          </table:table-cell>
          <table:table-cell table:style-name="ce1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154" calcext:value-type="float">
            <text:p>6154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6786" calcext:value-type="float">
            <text:p>16786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9731" calcext:value-type="float">
            <text:p>29731</text:p>
          </table:table-cell>
          <table:table-cell table:style-name="ce1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7009" calcext:value-type="float">
            <text:p>7009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1126" calcext:value-type="float">
            <text:p>21126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38762" calcext:value-type="float">
            <text:p>38762</text:p>
          </table:table-cell>
          <table:table-cell table:style-name="ce1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8597" calcext:value-type="float">
            <text:p>8597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9355" calcext:value-type="float">
            <text:p>2935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49608" calcext:value-type="float">
            <text:p>49608</text:p>
          </table:table-cell>
          <table:table-cell table:style-name="ce1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14473" calcext:value-type="float">
            <text:p>14473</text:p>
          </table:table-cell>
          <table:table-cell table:style-name="ce1" office:value-type="percentage" office:value="0.9667" calcext:value-type="percentage">
            <text:p>96,67%</text:p>
          </table:table-cell>
          <table:table-cell office:value-type="float" office:value="32618" calcext:value-type="float">
            <text:p>32618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45961" calcext:value-type="float">
            <text:p>45961</text:p>
          </table:table-cell>
          <table:table-cell table:style-name="ce1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1211" calcext:value-type="float">
            <text:p>11211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7900" calcext:value-type="float">
            <text:p>27900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57219" calcext:value-type="float">
            <text:p>57219</text:p>
          </table:table-cell>
          <table:table-cell table:style-name="ce1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16810" calcext:value-type="float">
            <text:p>16810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36841" calcext:value-type="float">
            <text:p>36841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64349" calcext:value-type="float">
            <text:p>64349</text:p>
          </table:table-cell>
          <table:table-cell table:style-name="ce1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4723" calcext:value-type="float">
            <text:p>14723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37956" calcext:value-type="float">
            <text:p>37956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59916" calcext:value-type="float">
            <text:p>59916</text:p>
          </table:table-cell>
          <table:table-cell table:style-name="ce1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7595" calcext:value-type="float">
            <text:p>1759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39796" calcext:value-type="float">
            <text:p>39796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63737" calcext:value-type="float">
            <text:p>63737</text:p>
          </table:table-cell>
          <table:table-cell table:style-name="ce1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20587" calcext:value-type="float">
            <text:p>20587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53115" calcext:value-type="float">
            <text:p>5311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86402" calcext:value-type="float">
            <text:p>86402</text:p>
          </table:table-cell>
          <table:table-cell table:style-name="ce1"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16497" calcext:value-type="float">
            <text:p>16497</text:p>
          </table:table-cell>
          <table:table-cell table:style-name="ce1" office:value-type="percentage" office:value="0.9" calcext:value-type="percentage">
            <text:p>90,00%</text:p>
          </table:table-cell>
          <table:table-cell office:value-type="float" office:value="53299" calcext:value-type="float">
            <text:p>53299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07722" calcext:value-type="float">
            <text:p>107722</text:p>
          </table:table-cell>
          <table:table-cell table:style-name="ce1"/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percentage" office:value="0.2333" calcext:value-type="percentage">
            <text:p>23,33%</text:p>
          </table:table-cell>
          <table:table-cell office:value-type="float" office:value="17562" calcext:value-type="float">
            <text:p>17562</text:p>
          </table:table-cell>
          <table:table-cell table:style-name="ce1" office:value-type="percentage" office:value="0.4667" calcext:value-type="percentage">
            <text:p>46,67%</text:p>
          </table:table-cell>
          <table:table-cell office:value-type="float" office:value="67978" calcext:value-type="float">
            <text:p>67978</text:p>
          </table:table-cell>
          <table:table-cell table:style-name="ce1" office:value-type="percentage" office:value="0.7" calcext:value-type="percentage">
            <text:p>70,00%</text:p>
          </table:table-cell>
          <table:table-cell office:value-type="float" office:value="91586" calcext:value-type="float">
            <text:p>91586</text:p>
          </table:table-cell>
          <table:table-cell table:style-name="ce1"/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33853" calcext:value-type="float">
            <text:p>33853</text:p>
          </table:table-cell>
          <table:table-cell table:style-name="ce1" office:value-type="percentage" office:value="0.7667" calcext:value-type="percentage">
            <text:p>76,67%</text:p>
          </table:table-cell>
          <table:table-cell office:value-type="float" office:value="80138" calcext:value-type="float">
            <text:p>80138</text:p>
          </table:table-cell>
          <table:table-cell table:style-name="ce1" office:value-type="percentage" office:value="0.9667" calcext:value-type="percentage">
            <text:p>96,67%</text:p>
          </table:table-cell>
          <table:table-cell office:value-type="float" office:value="110601" calcext:value-type="float">
            <text:p>110601</text:p>
          </table:table-cell>
          <table:table-cell table:style-name="ce1"/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18652" calcext:value-type="float">
            <text:p>18652</text:p>
          </table:table-cell>
          <table:table-cell table:style-name="ce1" office:value-type="percentage" office:value="0.9333" calcext:value-type="percentage">
            <text:p>93,33%</text:p>
          </table:table-cell>
          <table:table-cell office:value-type="float" office:value="62137" calcext:value-type="float">
            <text:p>62137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92330" calcext:value-type="float">
            <text:p>92330</text:p>
          </table:table-cell>
          <table:table-cell table:style-name="ce1"/>
          <table:table-cell/>
        </table:table-row>
        <table:table-row table:style-name="ro1">
          <table:table-cell/>
          <table:table-cell table:formula="of:=AVERAGE([.B3:.B21])" office:value-type="percentage" office:value="0.757894736842105" calcext:value-type="percentage">
            <text:p>75,79%</text:p>
          </table:table-cell>
          <table:table-cell table:formula="of:=SUM([.C3:.C21])" office:value-type="float" office:value="225967" calcext:value-type="float">
            <text:p>225967</text:p>
          </table:table-cell>
          <table:table-cell table:style-name="ce1" table:formula="of:=AVERAGE([.D3:.D21])" office:value-type="percentage" office:value="0.9386" calcext:value-type="percentage">
            <text:p>93,86%</text:p>
          </table:table-cell>
          <table:table-cell table:formula="of:=SUM([.E3:.E21])" office:value-type="float" office:value="613822" calcext:value-type="float">
            <text:p>613822</text:p>
          </table:table-cell>
          <table:table-cell table:style-name="ce1" table:formula="of:=AVERAGE([.F3:.F21])" office:value-type="percentage" office:value="0.980705263157895" calcext:value-type="percentage">
            <text:p>98,07%</text:p>
          </table:table-cell>
          <table:table-cell table:formula="of:=SUM([.G3:.G21])" office:value-type="float" office:value="992457" calcext:value-type="float">
            <text:p>992457</text:p>
          </table:table-cell>
          <table:table-cell table:style-name="ce1"/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Uniform crossover</text:p>
          </table:table-cell>
          <table:covered-table-cell table:number-columns-repeated="2" table:style-name="ce3"/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ATOMS</text:p>
          </table:table-cell>
          <table:table-cell office:value-type="string" calcext:value-type="string">
            <text:p>Sucess 1%</text:p>
          </table:table-cell>
          <table:table-cell table:style-name="ce1" office:value-type="percentage" office:value="0.01" calcext:value-type="percentage">
            <text:p>1,00%</text:p>
          </table:table-cell>
          <table:table-cell table:style-name="ce1" office:value-type="string" calcext:value-type="string">
            <text:p>Success 5%</text:p>
          </table:table-cell>
          <table:table-cell table:style-name="ce1" office:value-type="percentage" office:value="0.05" calcext:value-type="percentage">
            <text:p>5,00%</text:p>
          </table:table-cell>
          <table:table-cell table:style-name="ce1" office:value-type="string" calcext:value-type="string">
            <text:p>Success 10%</text:p>
          </table:table-cell>
          <table:table-cell table:style-name="ce1" office:value-type="percentage" office:value="0.1" calcext:value-type="percentage">
            <text:p>10,00%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62" calcext:value-type="float">
            <text:p>2162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3140" calcext:value-type="float">
            <text:p>3140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4331" calcext:value-type="float">
            <text:p>433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17" calcext:value-type="float">
            <text:p>2617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4982" calcext:value-type="float">
            <text:p>4982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7761" calcext:value-type="float">
            <text:p>776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31" calcext:value-type="float">
            <text:p>3231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7629" calcext:value-type="float">
            <text:p>7629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2912" calcext:value-type="float">
            <text:p>1291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25" calcext:value-type="float">
            <text:p>352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9785" calcext:value-type="float">
            <text:p>978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6476" calcext:value-type="float">
            <text:p>1647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1667" calcext:value-type="percentage">
            <text:p>16,67%</text:p>
          </table:table-cell>
          <table:table-cell office:value-type="float" office:value="4229" calcext:value-type="float">
            <text:p>4229</text:p>
          </table:table-cell>
          <table:table-cell table:style-name="ce1" office:value-type="percentage" office:value="0.7667" calcext:value-type="percentage">
            <text:p>76,67%</text:p>
          </table:table-cell>
          <table:table-cell office:value-type="float" office:value="13826" calcext:value-type="float">
            <text:p>13826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6803" calcext:value-type="float">
            <text:p>2680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5065" calcext:value-type="float">
            <text:p>506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3020" calcext:value-type="float">
            <text:p>13020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3612" calcext:value-type="float">
            <text:p>2361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17" calcext:value-type="float">
            <text:p>5017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5876" calcext:value-type="float">
            <text:p>15876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31490" calcext:value-type="float">
            <text:p>3149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6789" calcext:value-type="float">
            <text:p>6789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0299" calcext:value-type="float">
            <text:p>20299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40368" calcext:value-type="float">
            <text:p>4036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6994" calcext:value-type="float">
            <text:p>6994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4786" calcext:value-type="float">
            <text:p>24786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41140" calcext:value-type="float">
            <text:p>4114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8440" calcext:value-type="float">
            <text:p>8440</text:p>
          </table:table-cell>
          <table:table-cell table:style-name="ce1" office:value-type="percentage" office:value="0.9667" calcext:value-type="percentage">
            <text:p>96,67%</text:p>
          </table:table-cell>
          <table:table-cell office:value-type="float" office:value="32834" calcext:value-type="float">
            <text:p>32834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50899" calcext:value-type="float">
            <text:p>5089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9705" calcext:value-type="float">
            <text:p>970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8144" calcext:value-type="float">
            <text:p>28144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53810" calcext:value-type="float">
            <text:p>5381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13161" calcext:value-type="float">
            <text:p>13161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33540" calcext:value-type="float">
            <text:p>33540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67169" calcext:value-type="float">
            <text:p>6716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9579" calcext:value-type="float">
            <text:p>9579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35111" calcext:value-type="float">
            <text:p>35111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75977" calcext:value-type="float">
            <text:p>7597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5345" calcext:value-type="float">
            <text:p>1534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45487" calcext:value-type="float">
            <text:p>45487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73562" calcext:value-type="float">
            <text:p>7356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3691" calcext:value-type="float">
            <text:p>13691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48329" calcext:value-type="float">
            <text:p>48329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06336" calcext:value-type="float">
            <text:p>10633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percentage" office:value="0.4667" calcext:value-type="percentage">
            <text:p>46,67%</text:p>
          </table:table-cell>
          <table:table-cell office:value-type="float" office:value="13929" calcext:value-type="float">
            <text:p>13929</text:p>
          </table:table-cell>
          <table:table-cell table:style-name="ce1" office:value-type="percentage" office:value="0.9333" calcext:value-type="percentage">
            <text:p>93,33%</text:p>
          </table:table-cell>
          <table:table-cell office:value-type="float" office:value="70203" calcext:value-type="float">
            <text:p>70203</text:p>
          </table:table-cell>
          <table:table-cell table:style-name="ce1" office:value-type="percentage" office:value="0.9667" calcext:value-type="percentage">
            <text:p>96,67%</text:p>
          </table:table-cell>
          <table:table-cell office:value-type="float" office:value="94842" calcext:value-type="float">
            <text:p>9484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percentage" office:value="0.0667" calcext:value-type="percentage">
            <text:p>6,67%</text:p>
          </table:table-cell>
          <table:table-cell office:value-type="float" office:value="19046" calcext:value-type="float">
            <text:p>19046</text:p>
          </table:table-cell>
          <table:table-cell table:style-name="ce1" office:value-type="percentage" office:value="0.4" calcext:value-type="percentage">
            <text:p>40,00%</text:p>
          </table:table-cell>
          <table:table-cell office:value-type="float" office:value="52893" calcext:value-type="float">
            <text:p>52893</text:p>
          </table:table-cell>
          <table:table-cell table:style-name="ce1" office:value-type="percentage" office:value="0.6" calcext:value-type="percentage">
            <text:p>60,00%</text:p>
          </table:table-cell>
          <table:table-cell office:value-type="float" office:value="93264" calcext:value-type="float">
            <text:p>9326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percentage" office:value="0.3667" calcext:value-type="percentage">
            <text:p>36,67%</text:p>
          </table:table-cell>
          <table:table-cell office:value-type="float" office:value="17905" calcext:value-type="float">
            <text:p>17905</text:p>
          </table:table-cell>
          <table:table-cell table:style-name="ce1" office:value-type="percentage" office:value="0.8667" calcext:value-type="percentage">
            <text:p>86,67%</text:p>
          </table:table-cell>
          <table:table-cell office:value-type="float" office:value="59407" calcext:value-type="float">
            <text:p>59407</text:p>
          </table:table-cell>
          <table:table-cell table:style-name="ce1" office:value-type="percentage" office:value="0.9667" calcext:value-type="percentage">
            <text:p>96,67%</text:p>
          </table:table-cell>
          <table:table-cell office:value-type="float" office:value="104258" calcext:value-type="float">
            <text:p>10425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17512" calcext:value-type="float">
            <text:p>17512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54238" calcext:value-type="float">
            <text:p>54238</text:p>
          </table:table-cell>
          <table:table-cell table:style-name="ce1" office:value-type="percentage" office:value="0.9667" calcext:value-type="percentage">
            <text:p>96,67%</text:p>
          </table:table-cell>
          <table:table-cell office:value-type="float" office:value="101922" calcext:value-type="float">
            <text:p>101922</text:p>
          </table:table-cell>
          <table:table-cell table:number-columns-repeated="2"/>
        </table:table-row>
        <table:table-row table:style-name="ro1">
          <table:table-cell/>
          <table:table-cell table:formula="of:=AVERAGE([.B28:.B46])" office:value-type="percentage" office:value="0.740363157894737" calcext:value-type="percentage">
            <text:p>74,04%</text:p>
          </table:table-cell>
          <table:table-cell table:formula="of:=SUM([.C28:.C46])" office:value-type="float" office:value="177942" calcext:value-type="float">
            <text:p>177942</text:p>
          </table:table-cell>
          <table:table-cell table:style-name="ce1" table:formula="of:=AVERAGE([.D28:.D46])" office:value-type="percentage" office:value="0.943863157894737" calcext:value-type="percentage">
            <text:p>94,39%</text:p>
          </table:table-cell>
          <table:table-cell table:formula="of:=SUM([.E28:.E46])" office:value-type="float" office:value="573529" calcext:value-type="float">
            <text:p>573529</text:p>
          </table:table-cell>
          <table:table-cell table:style-name="ce1" table:formula="of:=AVERAGE([.F28:.F46])" office:value-type="percentage" office:value="0.973689473684211" calcext:value-type="percentage">
            <text:p>97,37%</text:p>
          </table:table-cell>
          <table:table-cell table:formula="of:=SUM([.G28:.G46])" office:value-type="float" office:value="1026932" calcext:value-type="float">
            <text:p>102693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Random Mutation</text:p>
          </table:table-cell>
          <table:covered-table-cell table:number-columns-repeated="2" table:style-name="ce3"/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ATOMS</text:p>
          </table:table-cell>
          <table:table-cell office:value-type="string" calcext:value-type="string">
            <text:p>Sucess 1%</text:p>
          </table:table-cell>
          <table:table-cell table:style-name="ce1" office:value-type="percentage" office:value="0.01" calcext:value-type="percentage">
            <text:p>1,00%</text:p>
          </table:table-cell>
          <table:table-cell table:style-name="ce1" office:value-type="string" calcext:value-type="string">
            <text:p>Success 5%</text:p>
          </table:table-cell>
          <table:table-cell table:style-name="ce1" office:value-type="percentage" office:value="0.05" calcext:value-type="percentage">
            <text:p>5,00%</text:p>
          </table:table-cell>
          <table:table-cell table:style-name="ce1" office:value-type="string" calcext:value-type="string">
            <text:p>Success 10%</text:p>
          </table:table-cell>
          <table:table-cell table:style-name="ce1" office:value-type="percentage" office:value="0.1" calcext:value-type="percentage">
            <text:p>10,00%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05" calcext:value-type="float">
            <text:p>220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3211" calcext:value-type="float">
            <text:p>3211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4457" calcext:value-type="float">
            <text:p>445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07" calcext:value-type="float">
            <text:p>2607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4912" calcext:value-type="float">
            <text:p>4912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7751" calcext:value-type="float">
            <text:p>775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74" calcext:value-type="float">
            <text:p>3374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7275" calcext:value-type="float">
            <text:p>727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2783" calcext:value-type="float">
            <text:p>1278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25" calcext:value-type="float">
            <text:p>392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9760" calcext:value-type="float">
            <text:p>9760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6761" calcext:value-type="float">
            <text:p>1676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3333" calcext:value-type="percentage">
            <text:p>33,33%</text:p>
          </table:table-cell>
          <table:table-cell office:value-type="float" office:value="4371" calcext:value-type="float">
            <text:p>4371</text:p>
          </table:table-cell>
          <table:table-cell table:style-name="ce1" office:value-type="percentage" office:value="0.7" calcext:value-type="percentage">
            <text:p>70,00%</text:p>
          </table:table-cell>
          <table:table-cell office:value-type="float" office:value="12976" calcext:value-type="float">
            <text:p>12976</text:p>
          </table:table-cell>
          <table:table-cell table:style-name="ce1" office:value-type="percentage" office:value="0.9" calcext:value-type="percentage">
            <text:p>90,00%</text:p>
          </table:table-cell>
          <table:table-cell office:value-type="float" office:value="21857" calcext:value-type="float">
            <text:p>2185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55" calcext:value-type="float">
            <text:p>545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3419" calcext:value-type="float">
            <text:p>13419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2851" calcext:value-type="float">
            <text:p>2285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39" calcext:value-type="float">
            <text:p>5439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5649" calcext:value-type="float">
            <text:p>15649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30228" calcext:value-type="float">
            <text:p>3022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7615" calcext:value-type="float">
            <text:p>761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9750" calcext:value-type="float">
            <text:p>19750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33151" calcext:value-type="float">
            <text:p>3315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9443" calcext:value-type="float">
            <text:p>9443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3733" calcext:value-type="float">
            <text:p>23733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41413" calcext:value-type="float">
            <text:p>4141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11406" calcext:value-type="float">
            <text:p>11406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6532" calcext:value-type="float">
            <text:p>26532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53495" calcext:value-type="float">
            <text:p>5349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9569" calcext:value-type="float">
            <text:p>9569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34872" calcext:value-type="float">
            <text:p>34872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47952" calcext:value-type="float">
            <text:p>4795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12443" calcext:value-type="float">
            <text:p>12443</text:p>
          </table:table-cell>
          <table:table-cell table:style-name="ce1" office:value-type="percentage" office:value="0.9333" calcext:value-type="percentage">
            <text:p>93,33%</text:p>
          </table:table-cell>
          <table:table-cell office:value-type="float" office:value="30636" calcext:value-type="float">
            <text:p>30636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73883" calcext:value-type="float">
            <text:p>7388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4468" calcext:value-type="float">
            <text:p>14468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9107" calcext:value-type="float">
            <text:p>29107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67511" calcext:value-type="float">
            <text:p>6751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2157" calcext:value-type="float">
            <text:p>12157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37791" calcext:value-type="float">
            <text:p>37791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68860" calcext:value-type="float">
            <text:p>6886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5697" calcext:value-type="float">
            <text:p>15697</text:p>
          </table:table-cell>
          <table:table-cell table:style-name="ce1" office:value-type="percentage" office:value="0.9667" calcext:value-type="percentage">
            <text:p>96,67%</text:p>
          </table:table-cell>
          <table:table-cell office:value-type="float" office:value="42141" calcext:value-type="float">
            <text:p>42141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77788" calcext:value-type="float">
            <text:p>7778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percentage" office:value="0.4333" calcext:value-type="percentage">
            <text:p>43,33%</text:p>
          </table:table-cell>
          <table:table-cell office:value-type="float" office:value="16251" calcext:value-type="float">
            <text:p>16251</text:p>
          </table:table-cell>
          <table:table-cell table:style-name="ce1" office:value-type="percentage" office:value="0.8667" calcext:value-type="percentage">
            <text:p>86,67%</text:p>
          </table:table-cell>
          <table:table-cell office:value-type="float" office:value="51181" calcext:value-type="float">
            <text:p>51181</text:p>
          </table:table-cell>
          <table:table-cell table:style-name="ce1" office:value-type="percentage" office:value="0.9" calcext:value-type="percentage">
            <text:p>90,00%</text:p>
          </table:table-cell>
          <table:table-cell office:value-type="float" office:value="82933" calcext:value-type="float">
            <text:p>8293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percentage" office:value="0.1667" calcext:value-type="percentage">
            <text:p>16,67%</text:p>
          </table:table-cell>
          <table:table-cell office:value-type="float" office:value="16264" calcext:value-type="float">
            <text:p>16264</text:p>
          </table:table-cell>
          <table:table-cell table:style-name="ce1" office:value-type="percentage" office:value="0.5" calcext:value-type="percentage">
            <text:p>50,00%</text:p>
          </table:table-cell>
          <table:table-cell office:value-type="float" office:value="48394" calcext:value-type="float">
            <text:p>48394</text:p>
          </table:table-cell>
          <table:table-cell table:style-name="ce1" office:value-type="percentage" office:value="0.5667" calcext:value-type="percentage">
            <text:p>56,67%</text:p>
          </table:table-cell>
          <table:table-cell office:value-type="float" office:value="99584" calcext:value-type="float">
            <text:p>9958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percentage" office:value="0.3333" calcext:value-type="percentage">
            <text:p>33,33%</text:p>
          </table:table-cell>
          <table:table-cell office:value-type="float" office:value="13794" calcext:value-type="float">
            <text:p>13794</text:p>
          </table:table-cell>
          <table:table-cell table:style-name="ce1" office:value-type="percentage" office:value="0.8" calcext:value-type="percentage">
            <text:p>80,00%</text:p>
          </table:table-cell>
          <table:table-cell office:value-type="float" office:value="55404" calcext:value-type="float">
            <text:p>55404</text:p>
          </table:table-cell>
          <table:table-cell table:style-name="ce1" office:value-type="percentage" office:value="0.9333" calcext:value-type="percentage">
            <text:p>93,33%</text:p>
          </table:table-cell>
          <table:table-cell office:value-type="float" office:value="94361" calcext:value-type="float">
            <text:p>9436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18163" calcext:value-type="float">
            <text:p>18163</text:p>
          </table:table-cell>
          <table:table-cell table:style-name="ce1" office:value-type="percentage" office:value="0.7667" calcext:value-type="percentage">
            <text:p>76,67%</text:p>
          </table:table-cell>
          <table:table-cell office:value-type="float" office:value="55221" calcext:value-type="float">
            <text:p>55221</text:p>
          </table:table-cell>
          <table:table-cell table:style-name="ce1" office:value-type="percentage" office:value="0.9667" calcext:value-type="percentage">
            <text:p>96,67%</text:p>
          </table:table-cell>
          <table:table-cell office:value-type="float" office:value="97942" calcext:value-type="float">
            <text:p>97942</text:p>
          </table:table-cell>
          <table:table-cell table:number-columns-repeated="2"/>
        </table:table-row>
        <table:table-row table:style-name="ro1">
          <table:table-cell/>
          <table:table-cell table:formula="of:=AVERAGE([.B51:.B69])" office:value-type="percentage" office:value="0.724557894736842" calcext:value-type="percentage">
            <text:p>72,46%</text:p>
          </table:table-cell>
          <table:table-cell table:formula="of:=SUM([.C51:.C69])" office:value-type="float" office:value="184646" calcext:value-type="float">
            <text:p>184646</text:p>
          </table:table-cell>
          <table:table-cell table:style-name="ce1" table:formula="of:=AVERAGE([.D51:.D69])" office:value-type="percentage" office:value="0.922810526315789" calcext:value-type="percentage">
            <text:p>92,28%</text:p>
          </table:table-cell>
          <table:table-cell table:formula="of:=SUM([.E51:.E69])" office:value-type="float" office:value="521964" calcext:value-type="float">
            <text:p>521964</text:p>
          </table:table-cell>
          <table:table-cell table:style-name="ce1" table:formula="of:=AVERAGE([.F51:.F69])" office:value-type="percentage" office:value="0.961405263157895" calcext:value-type="percentage">
            <text:p>96,14%</text:p>
          </table:table-cell>
          <table:table-cell table:formula="of:=SUM([.G51:.G69])" office:value-type="float" office:value="955561" calcext:value-type="float">
            <text:p>955561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Pso mutation</text:p>
          </table:table-cell>
          <table:covered-table-cell table:number-columns-repeated="2" table:style-name="ce3"/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ATOMS</text:p>
          </table:table-cell>
          <table:table-cell office:value-type="string" calcext:value-type="string">
            <text:p>Sucess 1%</text:p>
          </table:table-cell>
          <table:table-cell table:style-name="ce1" office:value-type="percentage" office:value="0.01" calcext:value-type="percentage">
            <text:p>1,00%</text:p>
          </table:table-cell>
          <table:table-cell table:style-name="ce1" office:value-type="string" calcext:value-type="string">
            <text:p>Success 5%</text:p>
          </table:table-cell>
          <table:table-cell table:style-name="ce1" office:value-type="percentage" office:value="0.05" calcext:value-type="percentage">
            <text:p>5,00%</text:p>
          </table:table-cell>
          <table:table-cell table:style-name="ce1" office:value-type="string" calcext:value-type="string">
            <text:p>Success 10%</text:p>
          </table:table-cell>
          <table:table-cell table:style-name="ce1" office:value-type="percentage" office:value="0.1" calcext:value-type="percentage">
            <text:p>10,00%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48" calcext:value-type="float">
            <text:p>2248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3293" calcext:value-type="float">
            <text:p>3293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4476" calcext:value-type="float">
            <text:p>447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53" calcext:value-type="float">
            <text:p>2653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4984" calcext:value-type="float">
            <text:p>4984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7626" calcext:value-type="float">
            <text:p>762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62" calcext:value-type="float">
            <text:p>3362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7823" calcext:value-type="float">
            <text:p>7823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2758" calcext:value-type="float">
            <text:p>1275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96" calcext:value-type="float">
            <text:p>3896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9645" calcext:value-type="float">
            <text:p>964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7006" calcext:value-type="float">
            <text:p>1700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3333" calcext:value-type="percentage">
            <text:p>33,33%</text:p>
          </table:table-cell>
          <table:table-cell office:value-type="float" office:value="4849" calcext:value-type="float">
            <text:p>4849</text:p>
          </table:table-cell>
          <table:table-cell table:style-name="ce1" office:value-type="percentage" office:value="0.7" calcext:value-type="percentage">
            <text:p>70,00%</text:p>
          </table:table-cell>
          <table:table-cell office:value-type="float" office:value="16004" calcext:value-type="float">
            <text:p>16004</text:p>
          </table:table-cell>
          <table:table-cell table:style-name="ce1" office:value-type="percentage" office:value="0.9333" calcext:value-type="percentage">
            <text:p>93,33%</text:p>
          </table:table-cell>
          <table:table-cell office:value-type="float" office:value="27577" calcext:value-type="float">
            <text:p>2757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55" calcext:value-type="float">
            <text:p>595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3746" calcext:value-type="float">
            <text:p>13746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3789" calcext:value-type="float">
            <text:p>2378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69" calcext:value-type="float">
            <text:p>6669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8485" calcext:value-type="float">
            <text:p>1848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31231" calcext:value-type="float">
            <text:p>3123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08" calcext:value-type="float">
            <text:p>10308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9715" calcext:value-type="float">
            <text:p>1971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33799" calcext:value-type="float">
            <text:p>3379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9053" calcext:value-type="float">
            <text:p>9053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5348" calcext:value-type="float">
            <text:p>25348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46820" calcext:value-type="float">
            <text:p>4682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10709" calcext:value-type="float">
            <text:p>10709</text:p>
          </table:table-cell>
          <table:table-cell table:style-name="ce1" office:value-type="percentage" office:value="0.9667" calcext:value-type="percentage">
            <text:p>96,67%</text:p>
          </table:table-cell>
          <table:table-cell office:value-type="float" office:value="26016" calcext:value-type="float">
            <text:p>26016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47910" calcext:value-type="float">
            <text:p>4791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10202" calcext:value-type="float">
            <text:p>10202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31833" calcext:value-type="float">
            <text:p>31833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57845" calcext:value-type="float">
            <text:p>5784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15304" calcext:value-type="float">
            <text:p>15304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43835" calcext:value-type="float">
            <text:p>4383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61870" calcext:value-type="float">
            <text:p>6187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6889" calcext:value-type="float">
            <text:p>16889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34582" calcext:value-type="float">
            <text:p>34582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61153" calcext:value-type="float">
            <text:p>6115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5018" calcext:value-type="float">
            <text:p>15018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48957" calcext:value-type="float">
            <text:p>48957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72405" calcext:value-type="float">
            <text:p>7240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16167" calcext:value-type="float">
            <text:p>16167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49819" calcext:value-type="float">
            <text:p>49819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78254" calcext:value-type="float">
            <text:p>7825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16219" calcext:value-type="float">
            <text:p>16219</text:p>
          </table:table-cell>
          <table:table-cell table:style-name="ce1" office:value-type="percentage" office:value="0.9333" calcext:value-type="percentage">
            <text:p>93,33%</text:p>
          </table:table-cell>
          <table:table-cell office:value-type="float" office:value="48661" calcext:value-type="float">
            <text:p>48661</text:p>
          </table:table-cell>
          <table:table-cell table:style-name="ce1" office:value-type="percentage" office:value="0.9667" calcext:value-type="percentage">
            <text:p>96,67%</text:p>
          </table:table-cell>
          <table:table-cell office:value-type="float" office:value="112893" calcext:value-type="float">
            <text:p>11289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23406" calcext:value-type="float">
            <text:p>23406</text:p>
          </table:table-cell>
          <table:table-cell table:style-name="ce1" office:value-type="percentage" office:value="0.3333" calcext:value-type="percentage">
            <text:p>33,33%</text:p>
          </table:table-cell>
          <table:table-cell office:value-type="float" office:value="61800" calcext:value-type="float">
            <text:p>61800</text:p>
          </table:table-cell>
          <table:table-cell table:style-name="ce1" office:value-type="percentage" office:value="0.5333" calcext:value-type="percentage">
            <text:p>53,33%</text:p>
          </table:table-cell>
          <table:table-cell office:value-type="float" office:value="80591" calcext:value-type="float">
            <text:p>8059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percentage" office:value="0.2667" calcext:value-type="percentage">
            <text:p>26,67%</text:p>
          </table:table-cell>
          <table:table-cell office:value-type="float" office:value="18024" calcext:value-type="float">
            <text:p>18024</text:p>
          </table:table-cell>
          <table:table-cell table:style-name="ce1" office:value-type="percentage" office:value="0.9333" calcext:value-type="percentage">
            <text:p>93,33%</text:p>
          </table:table-cell>
          <table:table-cell office:value-type="float" office:value="74667" calcext:value-type="float">
            <text:p>74667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84722" calcext:value-type="float">
            <text:p>8472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percentage" office:value="0.5333" calcext:value-type="percentage">
            <text:p>53,33%</text:p>
          </table:table-cell>
          <table:table-cell office:value-type="float" office:value="20052" calcext:value-type="float">
            <text:p>20052</text:p>
          </table:table-cell>
          <table:table-cell table:style-name="ce1" office:value-type="percentage" office:value="0.9" calcext:value-type="percentage">
            <text:p>90,00%</text:p>
          </table:table-cell>
          <table:table-cell office:value-type="float" office:value="68396" calcext:value-type="float">
            <text:p>68396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18861" calcext:value-type="float">
            <text:p>118861</text:p>
          </table:table-cell>
          <table:table-cell table:number-columns-repeated="2"/>
        </table:table-row>
        <table:table-row table:style-name="ro1">
          <table:table-cell/>
          <table:table-cell table:formula="of:=AVERAGE([.B75:.B93])" office:value-type="percentage" office:value="0.749126315789474" calcext:value-type="percentage">
            <text:p>74,91%</text:p>
          </table:table-cell>
          <table:table-cell table:formula="of:=SUM([.C75:.C93])" office:value-type="float" office:value="210983" calcext:value-type="float">
            <text:p>210983</text:p>
          </table:table-cell>
          <table:table-cell table:style-name="ce1" table:formula="of:=AVERAGE([.D75:.D93])" office:value-type="percentage" office:value="0.935084210526316" calcext:value-type="percentage">
            <text:p>93,51%</text:p>
          </table:table-cell>
          <table:table-cell table:formula="of:=SUM([.E75:.E93])" office:value-type="float" office:value="607609" calcext:value-type="float">
            <text:p>607609</text:p>
          </table:table-cell>
          <table:table-cell table:style-name="ce1" table:formula="of:=AVERAGE([.F75:.F93])" office:value-type="percentage" office:value="0.970173684210526" calcext:value-type="percentage">
            <text:p>97,02%</text:p>
          </table:table-cell>
          <table:table-cell table:formula="of:=SUM([.G75:.G93])" office:value-type="float" office:value="981586" calcext:value-type="float">
            <text:p>981586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PSO </text:p>
          </table:table-cell>
          <table:covered-table-cell table:number-columns-repeated="2" table:style-name="ce3"/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ATOMS</text:p>
          </table:table-cell>
          <table:table-cell office:value-type="string" calcext:value-type="string">
            <text:p>Sucess 1%</text:p>
          </table:table-cell>
          <table:table-cell table:style-name="ce1" office:value-type="percentage" office:value="0.01" calcext:value-type="percentage">
            <text:p>1,00%</text:p>
          </table:table-cell>
          <table:table-cell table:style-name="ce1" office:value-type="string" calcext:value-type="string">
            <text:p>Success 5%</text:p>
          </table:table-cell>
          <table:table-cell table:style-name="ce1" office:value-type="percentage" office:value="0.05" calcext:value-type="percentage">
            <text:p>5,00%</text:p>
          </table:table-cell>
          <table:table-cell table:style-name="ce1" office:value-type="string" calcext:value-type="string">
            <text:p>Success 10%</text:p>
          </table:table-cell>
          <table:table-cell table:style-name="ce1" office:value-type="percentage" office:value="0.1" calcext:value-type="percentage">
            <text:p>10,00%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66" calcext:value-type="float">
            <text:p>4366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6463" calcext:value-type="float">
            <text:p>6463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8900" calcext:value-type="float">
            <text:p>890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77" calcext:value-type="float">
            <text:p>4977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9044" calcext:value-type="float">
            <text:p>9044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3826" calcext:value-type="float">
            <text:p>1382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192" calcext:value-type="float">
            <text:p>6192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3120" calcext:value-type="float">
            <text:p>13120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0850" calcext:value-type="float">
            <text:p>2085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18" calcext:value-type="float">
            <text:p>6618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6522" calcext:value-type="float">
            <text:p>16522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8195" calcext:value-type="float">
            <text:p>2819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4333" calcext:value-type="percentage">
            <text:p>43,33%</text:p>
          </table:table-cell>
          <table:table-cell office:value-type="float" office:value="8955" calcext:value-type="float">
            <text:p>8955</text:p>
          </table:table-cell>
          <table:table-cell table:style-name="ce1" office:value-type="percentage" office:value="0.9667" calcext:value-type="percentage">
            <text:p>96,67%</text:p>
          </table:table-cell>
          <table:table-cell office:value-type="float" office:value="25237" calcext:value-type="float">
            <text:p>25237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40735" calcext:value-type="float">
            <text:p>4073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591" calcext:value-type="float">
            <text:p>10591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4521" calcext:value-type="float">
            <text:p>24521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42714" calcext:value-type="float">
            <text:p>4271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622" calcext:value-type="float">
            <text:p>10622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31655" calcext:value-type="float">
            <text:p>3165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57590" calcext:value-type="float">
            <text:p>5759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416" calcext:value-type="float">
            <text:p>12416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34446" calcext:value-type="float">
            <text:p>34446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57813" calcext:value-type="float">
            <text:p>5781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5370" calcext:value-type="float">
            <text:p>15370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39260" calcext:value-type="float">
            <text:p>39260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75632" calcext:value-type="float">
            <text:p>7563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15597" calcext:value-type="float">
            <text:p>15597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39762" calcext:value-type="float">
            <text:p>39762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70847" calcext:value-type="float">
            <text:p>7084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5979" calcext:value-type="float">
            <text:p>15979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45057" calcext:value-type="float">
            <text:p>45057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92191" calcext:value-type="float">
            <text:p>9219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19253" calcext:value-type="float">
            <text:p>19253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55221" calcext:value-type="float">
            <text:p>55221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93666" calcext:value-type="float">
            <text:p>9366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403" calcext:value-type="float">
            <text:p>20403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50537" calcext:value-type="float">
            <text:p>50537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89920" calcext:value-type="float">
            <text:p>8992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9420" calcext:value-type="float">
            <text:p>19420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54560" calcext:value-type="float">
            <text:p>54560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98592" calcext:value-type="float">
            <text:p>9859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9528" calcext:value-type="float">
            <text:p>19528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53629" calcext:value-type="float">
            <text:p>53629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23588" calcext:value-type="float">
            <text:p>12358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percentage" office:value="0.6333" calcext:value-type="percentage">
            <text:p>63,33%</text:p>
          </table:table-cell>
          <table:table-cell office:value-type="float" office:value="21467" calcext:value-type="float">
            <text:p>21467</text:p>
          </table:table-cell>
          <table:table-cell table:style-name="ce1" office:value-type="percentage" office:value="0.8667" calcext:value-type="percentage">
            <text:p>86,67%</text:p>
          </table:table-cell>
          <table:table-cell office:value-type="float" office:value="72516" calcext:value-type="float">
            <text:p>72516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58646" calcext:value-type="float">
            <text:p>15864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23317" calcext:value-type="float">
            <text:p>23317</text:p>
          </table:table-cell>
          <table:table-cell table:style-name="ce1" office:value-type="percentage" office:value="0.4667" calcext:value-type="percentage">
            <text:p>46,67%</text:p>
          </table:table-cell>
          <table:table-cell office:value-type="float" office:value="62700" calcext:value-type="float">
            <text:p>62700</text:p>
          </table:table-cell>
          <table:table-cell table:style-name="ce1" office:value-type="percentage" office:value="0.8" calcext:value-type="percentage">
            <text:p>80,00%</text:p>
          </table:table-cell>
          <table:table-cell office:value-type="float" office:value="143071" calcext:value-type="float">
            <text:p>14307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21660" calcext:value-type="float">
            <text:p>21660</text:p>
          </table:table-cell>
          <table:table-cell table:style-name="ce1" office:value-type="percentage" office:value="0.9" calcext:value-type="percentage">
            <text:p>90,00%</text:p>
          </table:table-cell>
          <table:table-cell office:value-type="float" office:value="79226" calcext:value-type="float">
            <text:p>79226</text:p>
          </table:table-cell>
          <table:table-cell table:style-name="ce1" office:value-type="percentage" office:value="0.9667" calcext:value-type="percentage">
            <text:p>96,67%</text:p>
          </table:table-cell>
          <table:table-cell office:value-type="float" office:value="142079" calcext:value-type="float">
            <text:p>14207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percentage" office:value="0.6333" calcext:value-type="percentage">
            <text:p>63,33%</text:p>
          </table:table-cell>
          <table:table-cell office:value-type="float" office:value="28478" calcext:value-type="float">
            <text:p>28478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83953" calcext:value-type="float">
            <text:p>83953</text:p>
          </table:table-cell>
          <table:table-cell table:style-name="ce1" office:value-type="percentage" office:value="0.9667" calcext:value-type="percentage">
            <text:p>96,67%</text:p>
          </table:table-cell>
          <table:table-cell office:value-type="float" office:value="135271" calcext:value-type="float">
            <text:p>135271</text:p>
          </table:table-cell>
          <table:table-cell table:number-columns-repeated="2"/>
        </table:table-row>
        <table:table-row table:style-name="ro1">
          <table:table-cell/>
          <table:table-cell table:formula="of:=AVERAGE([.B98:.B116])" office:value-type="percentage" office:value="0.80701052631579" calcext:value-type="percentage">
            <text:p>80,70%</text:p>
          </table:table-cell>
          <table:table-cell table:formula="of:=SUM([.C98:.C116])" office:value-type="float" office:value="285209" calcext:value-type="float">
            <text:p>285209</text:p>
          </table:table-cell>
          <table:table-cell table:style-name="ce1" table:formula="of:=AVERAGE([.D98:.D116])" office:value-type="percentage" office:value="0.9579" calcext:value-type="percentage">
            <text:p>95,79%</text:p>
          </table:table-cell>
          <table:table-cell table:formula="of:=SUM([.E98:.E116])" office:value-type="float" office:value="797429" calcext:value-type="float">
            <text:p>797429</text:p>
          </table:table-cell>
          <table:table-cell table:style-name="ce1" table:formula="of:=AVERAGE([.F98:.F116])" office:value-type="percentage" office:value="0.985968421052632" calcext:value-type="percentage">
            <text:p>98,60%</text:p>
          </table:table-cell>
          <table:table-cell table:formula="of:=SUM([.G98:.G116])" office:value-type="float" office:value="1494126" calcext:value-type="float">
            <text:p>1494126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Minfinder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NATOMS</text:p>
          </table:table-cell>
          <table:table-cell office:value-type="string" calcext:value-type="string">
            <text:p>Sucess 10</text:p>
          </table:table-cell>
          <table:table-cell table:style-name="ce1" office:value-type="string" calcext:value-type="string">
            <text:p>10 samples</text:p>
          </table:table-cell>
          <table:table-cell table:style-name="ce1" office:value-type="string" calcext:value-type="string">
            <text:p>Sucess 5</text:p>
          </table:table-cell>
          <table:table-cell table:style-name="ce1" office:value-type="string" calcext:value-type="string">
            <text:p>5 samples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70" calcext:value-type="float">
            <text:p>3270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725" calcext:value-type="float">
            <text:p>172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30" calcext:value-type="float">
            <text:p>8330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4169" calcext:value-type="float">
            <text:p>416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541" calcext:value-type="float">
            <text:p>14541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7412" calcext:value-type="float">
            <text:p>741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745" calcext:value-type="float">
            <text:p>1974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9871" calcext:value-type="float">
            <text:p>987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533" calcext:value-type="float">
            <text:p>29533</text:p>
          </table:table-cell>
          <table:table-cell table:style-name="ce1" office:value-type="percentage" office:value="0.9" calcext:value-type="percentage">
            <text:p>90,00%</text:p>
          </table:table-cell>
          <table:table-cell office:value-type="float" office:value="17272" calcext:value-type="float">
            <text:p>1727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064" calcext:value-type="float">
            <text:p>28064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4154" calcext:value-type="float">
            <text:p>1415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075" calcext:value-type="float">
            <text:p>3907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8817" calcext:value-type="float">
            <text:p>1881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4461" calcext:value-type="float">
            <text:p>44461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3071" calcext:value-type="float">
            <text:p>2307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095" calcext:value-type="float">
            <text:p>4309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2408" calcext:value-type="float">
            <text:p>2240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784" calcext:value-type="float">
            <text:p>46784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5481" calcext:value-type="float">
            <text:p>2548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5013" calcext:value-type="float">
            <text:p>65013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8261" calcext:value-type="float">
            <text:p>2826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8267" calcext:value-type="float">
            <text:p>58267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33443" calcext:value-type="float">
            <text:p>3344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403" calcext:value-type="float">
            <text:p>63403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36990" calcext:value-type="float">
            <text:p>3699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8616" calcext:value-type="float">
            <text:p>68616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45182" calcext:value-type="float">
            <text:p>4518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9553" calcext:value-type="float">
            <text:p>89553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44675" calcext:value-type="float">
            <text:p>4467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91740" calcext:value-type="float">
            <text:p>91740</text:p>
          </table:table-cell>
          <table:table-cell table:style-name="ce1" office:value-type="percentage" office:value="0.9333" calcext:value-type="percentage">
            <text:p>93,33%</text:p>
          </table:table-cell>
          <table:table-cell office:value-type="float" office:value="47336" calcext:value-type="float">
            <text:p>47336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08034" calcext:value-type="float">
            <text:p>108034</text:p>
          </table:table-cell>
          <table:table-cell table:style-name="ce1" office:value-type="percentage" office:value="0.5333" calcext:value-type="percentage">
            <text:p>53,33%</text:p>
          </table:table-cell>
          <table:table-cell office:value-type="float" office:value="48126" calcext:value-type="float">
            <text:p>4812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99539" calcext:value-type="float">
            <text:p>99539</text:p>
          </table:table-cell>
          <table:table-cell table:style-name="ce1" office:value-type="percentage" office:value="0.8667" calcext:value-type="percentage">
            <text:p>86,67%</text:p>
          </table:table-cell>
          <table:table-cell office:value-type="float" office:value="49296" calcext:value-type="float">
            <text:p>4929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346" calcext:value-type="float">
            <text:p>102346</text:p>
          </table:table-cell>
          <table:table-cell table:style-name="ce1" office:value-type="percentage" office:value="0.8667" calcext:value-type="percentage">
            <text:p>86,67%</text:p>
          </table:table-cell>
          <table:table-cell office:value-type="float" office:value="53122" calcext:value-type="float">
            <text:p>53122</text:p>
          </table:table-cell>
          <table:table-cell table:number-columns-repeated="4"/>
        </table:table-row>
        <table:table-row table:style-name="ro1">
          <table:table-cell/>
          <table:table-cell table:formula="of:=AVERAGE([.B122:.B140])" office:value-type="percentage" office:value="0.985963157894737" calcext:value-type="percentage">
            <text:p>98,60%</text:p>
          </table:table-cell>
          <table:table-cell table:formula="of:=SUM([.C122:.C140])" office:value-type="float" office:value="1023409" calcext:value-type="float">
            <text:p>1023409</text:p>
          </table:table-cell>
          <table:table-cell table:style-name="ce1" table:formula="of:=AVERAGE([.D122:.D140])" office:value-type="percentage" office:value="0.952631578947369" calcext:value-type="percentage">
            <text:p>95,26%</text:p>
          </table:table-cell>
          <table:table-cell table:formula="of:=SUM([.E122:.E140])" office:value-type="float" office:value="530811" calcext:value-type="float">
            <text:p>5308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 table:number-columns-repeated="5"/>
        </table:table-row>
        <table:table-row table:style-name="ro1" table:number-rows-repeated="104843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/00/0000</text:date>, <text:time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0T13:33:02.326271791</meta:creation-date>
    <dc:date>2020-10-10T16:15:10.501075810</dc:date>
    <meta:editing-duration>PT2H30M35S</meta:editing-duration>
    <meta:editing-cycles>173</meta:editing-cycles>
    <meta:generator>LibreOffice/7.0.1.2$Linux_X86_64 LibreOffice_project/00$Build-2</meta:generator>
    <meta:document-statistic meta:table-count="1" meta:cell-count="840" meta:object-count="0"/>
  </office:meta>
</office:document-meta>
</file>